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°</mi>
      <mrow>
        <mi>K</mi>
        <mo stretchy="false">=</mo>
        <mi>°</mi>
      </mrow>
      <mrow>
        <mi>C</mi>
        <mo stretchy="false">+</mo>
        <mn>273,15</mn>
      </mrow>
    </mrow>
    <annotation encoding="StarMath 5.0">°K = °C  + 273,15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3:37.861000000</meta:creation-date>
    <dc:date>2015-10-06T07:45:46.050000000</dc:date>
    <meta:editing-duration>PT2M8S</meta:editing-duration>
    <meta:editing-cycles>1</meta:editing-cycles>
    <meta:generator>LibreOffice/4.3.5.2$Windows_x86 LibreOffice_project/3a87456aaa6a95c63eea1c1b3201acedf0751bd5</meta:generator>
  </office:meta>
</office:document-meta>
</file>